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Text_20_body">
      <style:text-properties style:font-name="Times New Roman3" fo:font-weight="normal" style:font-weight-asian="normal" style:font-weight-complex="normal"/>
    </style:style>
    <style:style style:name="P3" style:family="paragraph" style:parent-style-name="Text_20_body">
      <style:text-properties style:font-name="Times1" fo:font-size="12pt" fo:font-weight="normal" style:font-size-asian="12pt" style:font-weight-asian="normal" style:font-size-complex="12pt" style:font-weight-complex="normal"/>
    </style:style>
    <style:style style:name="P4" style:family="paragraph" style:parent-style-name="Preformatted_20_Text">
      <style:text-properties style:font-name="Times1" fo:font-size="12pt" style:font-size-asian="12pt" style:font-size-complex="12pt"/>
    </style:style>
    <style:style style:name="P5" style:family="paragraph" style:parent-style-name="Preformatted_20_Text">
      <style:paragraph-properties fo:margin-left="2.501cm" fo:margin-right="0cm" fo:text-indent="0cm" style:auto-text-indent="false"/>
      <style:text-properties style:font-name="Times1" fo:font-size="12pt" style:font-size-asian="12pt" style:font-size-complex="12pt"/>
    </style:style>
    <style:style style:name="P6" style:family="paragraph" style:parent-style-name="Standard">
      <style:paragraph-properties fo:break-before="page"/>
    </style:style>
    <style:style style:name="P7" style:family="paragraph" style:parent-style-name="Standard">
      <style:paragraph-properties fo:break-before="page"/>
      <style:text-properties fo:font-size="24pt" style:font-size-asian="24pt" style:font-size-complex="24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Standard" style:master-page-name="First_20_Page">
      <style:paragraph-properties style:page-number="auto"/>
      <style:text-properties fo:font-size="24pt" style:font-size-asian="24pt" style:font-size-complex="24pt"/>
    </style:style>
    <style:style style:name="P12" style:family="paragraph" style:parent-style-name="Standard" style:list-style-name="L4"/>
    <style:style style:name="P13" style:family="paragraph" style:parent-style-name="Standard" style:list-style-name="L4"/>
    <style:style style:name="P14" style:family="paragraph" style:parent-style-name="Standard" style:list-style-name="L4"/>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6"/>
    <style:style style:name="P24" style:family="paragraph" style:parent-style-name="Standard" style:list-style-name="L6"/>
    <style:style style:name="P25" style:family="paragraph" style:parent-style-name="Standard" style:list-style-name="L6">
      <style:text-properties fo:font-style="normal" style:font-style-asian="normal" style:font-style-complex="normal"/>
    </style:style>
    <style:style style:name="P26" style:family="paragraph" style:parent-style-name="Standard" style:list-style-name="L7"/>
    <style:style style:name="P27" style:family="paragraph" style:parent-style-name="Standard" style:list-style-name="L7"/>
    <style:style style:name="P28" style:family="paragraph" style:parent-style-name="Standard">
      <style:text-properties style:font-name="Times New Roman3" fo:font-weight="normal" style:font-weight-asian="normal" style:font-weight-complex="normal"/>
    </style:style>
    <style:style style:name="P29" style:family="paragraph" style:parent-style-name="Standard">
      <style:text-properties fo:font-size="14pt" style:font-size-asian="14pt" style:font-size-complex="14pt"/>
    </style:style>
    <style:style style:name="P30" style:family="paragraph" style:parent-style-name="Standard">
      <style:paragraph-properties fo:text-align="justify" style:justify-single-word="false"/>
      <style:text-properties fo:font-size="14pt" style:font-size-asian="14pt" style:font-size-complex="14pt"/>
    </style:style>
    <style:style style:name="P31" style:family="paragraph" style:parent-style-name="Standard">
      <style:paragraph-properties fo:break-before="page"/>
      <style:text-properties fo:font-size="14pt" style:font-size-asian="12.25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paragraph-properties fo:text-align="justify" style:justify-single-word="false"/>
      <style:text-properties fo:font-size="14pt" style:font-size-asian="14pt" style:font-size-complex="14pt"/>
    </style:style>
    <style:style style:name="P34" style:family="paragraph" style:parent-style-name="Text_20_body" style:list-style-name="L2">
      <style:paragraph-properties fo:text-align="justify" style:justify-single-word="false"/>
      <style:text-properties fo:font-size="14pt" style:font-size-asian="14pt" style:font-size-complex="14pt"/>
    </style:style>
    <style:style style:name="P35" style:family="paragraph" style:parent-style-name="Text_20_body" style:list-style-name="L2">
      <style:paragraph-properties fo:text-align="justify" style:justify-single-word="false"/>
      <style:text-properties fo:font-size="14pt" style:font-size-asian="14pt" style:font-size-complex="14pt"/>
    </style:style>
    <style:style style:name="P36" style:family="paragraph" style:parent-style-name="Text_20_body" style:list-style-name="L2">
      <style:paragraph-properties fo:text-align="justify" style:justify-single-word="false"/>
      <style:text-properties fo:font-size="14pt" style:font-size-asian="14pt" style:font-size-complex="14pt"/>
    </style:style>
    <style:style style:name="P37" style:family="paragraph" style:parent-style-name="Text_20_body" style:list-style-name="L2">
      <style:paragraph-properties fo:text-align="justify" style:justify-single-word="false"/>
      <style:text-properties fo:font-size="14pt" style:font-size-asian="14pt" style:font-size-complex="14pt"/>
    </style:style>
    <style:style style:name="P38"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39" style:family="paragraph" style:parent-style-name="Text_20_body">
      <style:text-properties fo:font-size="14pt" style:font-size-asian="12.25pt" style:font-size-complex="14pt"/>
    </style:style>
    <style:style style:name="P40" style:family="paragraph" style:parent-style-name="Text_20_body">
      <style:paragraph-properties fo:margin-top="0cm" fo:margin-bottom="0cm" fo:text-align="justify" style:justify-single-word="false"/>
    </style:style>
    <style:style style:name="P41" style:family="paragraph" style:parent-style-name="Text_20_body">
      <style:paragraph-properties fo:break-before="page"/>
      <style:text-properties fo:font-size="14pt" style:font-size-asian="12.25pt" style:font-size-complex="14pt"/>
    </style:style>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1" style:list-style-name="L1"/>
    <style:style style:name="P50" style:family="paragraph" style:parent-style-name="Heading_20_1" style:list-style-name="L1"/>
    <style:style style:name="P51" style:family="paragraph" style:parent-style-name="Heading_20_1" style:list-style-name="L1"/>
    <style:style style:name="P52" style:family="paragraph" style:parent-style-name="Heading_20_1" style:list-style-name="L1"/>
    <style:style style:name="P53" style:family="paragraph" style:parent-style-name="Heading_20_1" style:list-style-name="L1"/>
    <style:style style:name="P54" style:family="paragraph" style:parent-style-name="Heading_20_1" style:list-style-name="L1"/>
    <style:style style:name="P55" style:family="paragraph" style:parent-style-name="Heading_20_1" style:list-style-name="L1"/>
    <style:style style:name="P56" style:family="paragraph" style:parent-style-name="Heading_20_1" style:list-style-name="L1"/>
    <style:style style:name="P57" style:family="paragraph" style:parent-style-name="Heading_20_1" style:list-style-name="L1"/>
    <style:style style:name="P58" style:family="paragraph" style:parent-style-name="Preformatted_20_Text">
      <style:paragraph-properties fo:text-align="justify" style:justify-single-word="false"/>
      <style:text-properties fo:font-size="12pt" style:font-size-asian="12pt" style:font-size-complex="12pt"/>
    </style:style>
    <style:style style:name="P59" style:family="paragraph" style:parent-style-name="Preformatted_20_Text" style:list-style-name="L3">
      <style:paragraph-properties fo:text-align="justify" style:justify-single-word="false"/>
      <style:text-properties fo:font-size="12pt" style:font-size-asian="12pt" style:font-size-complex="12pt"/>
    </style:style>
    <style:style style:name="P60" style:family="paragraph" style:parent-style-name="Preformatted_20_Text" style:list-style-name="L3">
      <style:paragraph-properties fo:text-align="justify" style:justify-single-word="false"/>
      <style:text-properties fo:font-size="12pt" style:font-size-asian="12pt" style:font-size-complex="12pt"/>
    </style:style>
    <style:style style:name="P61" style:family="paragraph" style:parent-style-name="Preformatted_20_Text" style:list-style-name="L3">
      <style:paragraph-properties fo:text-align="justify" style:justify-single-word="false"/>
      <style:text-properties fo:font-size="12pt" style:font-size-asian="12pt" style:font-size-complex="12pt"/>
    </style:style>
    <style:style style:name="P62" style:family="paragraph" style:parent-style-name="Preformatted_20_Text" style:list-style-name="L3">
      <style:paragraph-properties fo:text-align="justify" style:justify-single-word="false"/>
      <style:text-properties fo:font-size="12pt" style:font-size-asian="12pt" style:font-size-complex="12pt"/>
    </style:style>
    <style:style style:name="P63" style:family="paragraph" style:parent-style-name="Preformatted_20_Text" style:list-style-name="L3">
      <style:paragraph-properties fo:text-align="justify" style:justify-single-word="false"/>
      <style:text-properties fo:font-size="12pt" style:font-size-asian="12pt" style:font-size-complex="12pt"/>
    </style:style>
    <style:style style:name="P64" style:family="paragraph" style:parent-style-name="Preformatted_20_Text" style:list-style-name="L8">
      <style:text-properties style:font-name="Times1" fo:font-size="12pt" fo:font-weight="bold" style:font-size-asian="12pt" style:font-weight-asian="bold" style:font-size-complex="12pt" style:font-weight-complex="bold"/>
    </style:style>
    <style:style style:name="P65" style:family="paragraph" style:parent-style-name="Preformatted_20_Text" style:list-style-name="L10">
      <style:text-properties style:font-name="Times1" fo:font-size="12pt" fo:font-weight="bold" style:font-size-asian="12pt" style:font-weight-asian="bold" style:font-size-complex="12pt" style:font-weight-complex="bold"/>
    </style:style>
    <style:style style:name="P66" style:family="paragraph" style:parent-style-name="Preformatted_20_Text" style:list-style-name="L12">
      <style:text-properties style:font-name="Times1" fo:font-size="12pt" fo:font-weight="bold" style:font-size-asian="12pt" style:font-weight-asian="bold" style:font-size-complex="12pt" style:font-weight-complex="bold"/>
    </style:style>
    <style:style style:name="P67"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68"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69"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0"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1"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2"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3"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4"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5"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6" style:family="paragraph" style:parent-style-name="Preformatted_20_Text" style:list-style-name="L14">
      <style:text-properties style:font-name="Times1" fo:font-size="12pt" fo:font-weight="bold" style:font-size-asian="12pt" style:font-weight-asian="bold" style:font-size-complex="12pt" style:font-weight-complex="bold"/>
    </style:style>
    <style:style style:name="P77" style:family="paragraph" style:parent-style-name="Preformatted_20_Text">
      <style:text-properties style:font-name="Times New Roman3" fo:font-size="14pt" fo:font-weight="normal" style:font-size-asian="14pt" style:font-weight-asian="normal" style:font-size-complex="14pt" style:font-weight-complex="normal"/>
    </style:style>
    <style:style style:name="P78"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79"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0"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1"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2"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3"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4"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5"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6"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7"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8"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89"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90" style:family="paragraph" style:parent-style-name="Preformatted_20_Text" style:list-style-name="L17">
      <style:text-properties style:font-name="Times New Roman3" fo:font-size="14pt" fo:font-weight="normal" style:font-size-asian="14pt" style:font-weight-asian="normal" style:font-size-complex="14pt" style:font-weight-complex="normal"/>
    </style:style>
    <style:style style:name="P91"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92"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93"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94" style:family="paragraph" style:parent-style-name="Preformatted_20_Text" style:list-style-name="L9">
      <style:paragraph-properties fo:margin-left="1.251cm" fo:margin-right="0cm" fo:text-indent="0cm" style:auto-text-indent="false"/>
      <style:text-properties style:font-name="Times1" fo:font-size="12pt" style:font-size-asian="12pt" style:font-size-complex="12pt"/>
    </style:style>
    <style:style style:name="P95"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96"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97"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98"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99" style:family="paragraph" style:parent-style-name="Preformatted_20_Text" style:list-style-name="L11">
      <style:paragraph-properties fo:margin-left="1.251cm" fo:margin-right="0cm" fo:text-indent="0cm" style:auto-text-indent="false"/>
      <style:text-properties style:font-name="Times1" fo:font-size="12pt" style:font-size-asian="12pt" style:font-size-complex="12pt"/>
    </style:style>
    <style:style style:name="P100"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01"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02"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03" style:family="paragraph" style:parent-style-name="Preformatted_20_Text" style:list-style-name="L13">
      <style:paragraph-properties fo:margin-left="1.251cm" fo:margin-right="0cm" fo:text-indent="0cm" style:auto-text-indent="false"/>
      <style:text-properties style:font-name="Times1" fo:font-size="12pt" style:font-size-asian="12pt" style:font-size-complex="12pt"/>
    </style:style>
    <style:style style:name="P104"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05"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06"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07"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08"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09"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10" style:family="paragraph" style:parent-style-name="Preformatted_20_Text" style:list-style-name="L15">
      <style:paragraph-properties fo:margin-left="1.251cm" fo:margin-right="0cm" fo:text-indent="0cm" style:auto-text-indent="false"/>
      <style:text-properties style:font-name="Times1" fo:font-size="12pt" style:font-size-asian="12pt" style:font-size-complex="12pt"/>
    </style:style>
    <style:style style:name="P111"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12"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13"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14"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15" style:family="paragraph" style:parent-style-name="Preformatted_20_Text" style:list-style-name="L16">
      <style:paragraph-properties fo:margin-left="1.251cm" fo:margin-right="0cm" fo:text-indent="0cm" style:auto-text-indent="false"/>
      <style:text-properties style:font-name="Times1" fo:font-size="12pt" style:font-size-asian="12pt" style:font-size-complex="12pt"/>
    </style:style>
    <style:style style:name="P116"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17"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18"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19"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0"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1"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2"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3"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4"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5"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6"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7"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8"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29"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30"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31"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32"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33"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34"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35" style:family="paragraph" style:parent-style-name="Preformatted_20_Text" style:list-style-name="L14">
      <style:paragraph-properties fo:margin-left="1.251cm" fo:margin-right="0cm" fo:text-indent="0cm" style:auto-text-indent="false"/>
      <style:text-properties style:font-name="Times1" fo:font-size="12pt" style:font-size-asian="12pt" style:font-size-complex="12pt"/>
    </style:style>
    <style:style style:name="P136" style:family="paragraph" style:parent-style-name="Preformatted_20_Text" style:list-style-name="L14">
      <style:paragraph-properties fo:margin-left="1.251cm" fo:margin-right="0cm" fo:text-indent="0cm" style:auto-text-indent="false"/>
      <style:text-properties style:font-name="Times1"/>
    </style:style>
    <style:style style:name="P137" style:family="paragraph" style:parent-style-name="Preformatted_20_Text" style:master-page-name="Standard">
      <style:paragraph-properties style:page-number="auto"/>
      <style:text-properties style:font-name="Times New Roman3" fo:font-size="14pt" fo:font-weight="normal" style:font-size-asian="12.25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style:num-suffix="." text:bullet-char="■">
        <style:list-level-properties text:space-before="1.905cm" text:min-label-width="0.635cm"/>
        <style:text-properties style:font-name="Star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1. L'équipe projet<text:tab/>2</text:p>
          <text:p text:style-name="P9">2. Les objectifs<text:tab/>3</text:p>
          <text:p text:style-name="P9">3. Les utilisateurs<text:tab/>4</text:p>
          <text:p text:style-name="P9">4. Les besoins fonctionnels<text:tab/>7</text:p>
          <text:p text:style-name="P10">1.Must<text:tab/>7</text:p>
          <text:p text:style-name="P10">2.Should<text:tab/>7</text:p>
          <text:p text:style-name="P10">3.May<text:tab/>7</text:p>
          <text:p text:style-name="P9">5. Les besoins non fonctionnels<text:tab/>8</text:p>
          <text:p text:style-name="P10">1.Must<text:tab/>8</text:p>
          <text:p text:style-name="P10">2.Should<text:tab/>8</text:p>
          <text:p text:style-name="P10">3.May<text:tab/>8</text:p>
          <text:p text:style-name="P9">6. Les tâches<text:tab/>9</text:p>
          <text:p text:style-name="P9">7. Les concepts du domaine<text:tab/>9</text:p>
          <text:p text:style-name="P9">8. Les scenarii<text:tab/>9</text:p>
        </text:index-body>
      </text:table-of-content>
      <text:p text:style-name="P1"/>
      <text:p text:style-name="P31"/>
      <text:list text:style-name="L1">
        <text:list-item>
          <text:h text:style-name="P49" text:outline-level="1"><text:s/>L'équipe projet</text:h>
        </text:list-item>
      </text:list>
      <text:p text:style-name="P32"/>
      <text:p text:style-name="P33"><text:tab/>L'équipe travaillant sur le projet <text:span text:style-name="T1">eCom : Planete-Kids</text:span> est constituée des personnes suivantes :</text:p>
      <text:list text:style-name="L2">
        <text:list-item>
          <text:p text:style-name="P34">Guillaume Missonnier : Chef de projet</text:p>
        </text:list-item>
        <text:list-item>
          <text:p text:style-name="P34">Guillaume Renault : Expert en utilisabilité</text:p>
        </text:list-item>
        <text:list-item>
          <text:p text:style-name="P34">Clément Plantier : Concepteur d'intéraction</text:p>
        </text:list-item>
        <text:list-item>
          <text:p text:style-name="P34">Marc Schaller : Graphiste</text:p>
        </text:list-item>
      </text:list>
      <text:p text:style-name="P33"><text:tab/>Tous les membres de cette équipe sont également développeurs.</text:p>
      <text:p text:style-name="P41"/>
      <text:list text:style-name="L1" text:continue-numbering="true">
        <text:list-item>
          <text:h text:style-name="P49" text:outline-level="1"><text:s/>Les objectifs</text:h>
        </text:list-item>
      </text:list>
      <text:p text:style-name="P39"/>
      <text:p text:style-name="P33"><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29"/>
      <text:p text:style-name="P30"><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29"/>
      <text:p text:style-name="P38"><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p>
      <text:p text:style-name="P41"/>
      <text:list text:style-name="L1" text:continue-numbering="true">
        <text:list-item>
          <text:h text:style-name="P49" text:outline-level="1"><text:s/>Les utilisateurs</text:h>
        </text:list-item>
      </text:list>
      <text:p text:style-name="P32"><text:span text:style-name="T3"/></text:p>
      <text:p text:style-name="P77"><text:tab/>Après analyse des résultats de notre sondage (voir annexe1). Nous avons identifié quatre types d'utilisateurs :</text:p>
      <text:p text:style-name="P77"/>
      <text:list text:style-name="L17">
        <text:list-item>
          <text:p text:style-name="P78"><text:span text:style-name="T2">L'administrateur</text:span> : Il pourra effectuer toutes les tâches d'administration du site. L'administration du site se fera grâce à un site « back office » dont les fonctionnalité seront décritent plus loin dans ce document.</text:p>
          <text:p text:style-name="P78">Le site doit être conçu pour permettre l'administration complète du site, sur plusieurs années, sans aucune intervention de la par des concepteurs, hormis la correction d'éventuels bugs.</text:p>
          <text:p text:style-name="P78">Les compétences en informatique de la personne qui sera charger de l'administration du site se réduise à une utilisation basique du système d'exploitation Microsoft Window, ainsi que des outils de bureautique et de navigation internet qui y sont associés. Toute les tâches devrons donc être conçu de manière à respecter cette contrainte. Par exemple, la modification de contenu de la page d'acceuil, la création d'offres promotionnelles... ne devrons pas impliquer l'écriture de code HTML.</text:p>
          <text:p text:style-name="P78"/>
        </text:list-item>
        <text:list-item>
          <text:p text:style-name="P78"><text:span text:style-name="T2">Les parents</text:span> : Cette catégorie d'utilisateur représente la majorité des futurs utilisateur du site « front office ». Les parents achetants des vètement pour leurs enfants sont donc la cible principale, et il faudra en tenir compte lors de la conception.</text:p>
          <text:p text:style-name="P78">Dans sa majorité, cette catégorie possède des compétences très restreinte en informatique, et une certaine répulsion pour les logiciels ou sites trop compliqués ou innovants. Il sera donc nécessaire de respecter les usages en matière d'intéraction couramment utilisés dans commerce en ligne, et, dans la mesure du possible, <text:s/>de les rendre plus intuitives.</text:p>
          <text:p text:style-name="P78">Pour cette catégorie, un graphisme attractif est un plus, mais n'est pas un facteur décisif.</text:p>
          <text:p text:style-name="P78"/>
        </text:list-item>
        <text:list-item>
          <text:p text:style-name="P78"><text:span text:style-name="T2">Les enfants(+12ans)</text:span> : Cette catégorie d'utilisateur représente elle aussi une part importante des utilisateurs du site « front office ». Les enfants de plus de 12 ans sont en effet le facteur décisif de l'achats de vètements de marque. Ils sont très influencés par la mode, et revendiquent le droit de choisir eux même leurs vètements. Les parent restent néanmoins les détenteur de la carte de crédit et ils seront donc devant l'écran au moins pour la phase de paiement.</text:p>
          <text:p text:style-name="P78">Tout comme leur parents, ils apprécient la simplicité d'utilisation, mais ils sont beaucoups plus ouvert en matière d'innovation. L'aspect esthétique et le caractère innovant sont les clefs pour les séduires.</text:p>
        </text:list-item>
      </text:list>
      <text:p text:style-name="P77"/>
      <text:p text:style-name="P77"/>
      <text:list text:style-name="L17">
        <text:list-item>
          <text:p text:style-name="P78"><text:soft-page-break/><text:span text:style-name="T2">Les femmes</text:span> : Cette catégorie est une cible restreinte mais non négligeable. Il apparaît suite au sondage que de nombreuses femmes de s'habille de vètements enfants qui coûtent en général moins cher.</text:p>
          <text:p text:style-name="P78">La gamme des produits proposés par planete-kids peut en effet, en matière de mode, convenir aussi bien aux adultes qu'aux enfants.</text:p>
          <text:p text:style-name="P78">Dans son ensemble, les attentes de cette catégorie quand à l'utilisabilité du site sont similaires à la catégorie « parent », mais cette catégorie prête avant tout attention aux prix.</text:p>
        </text:list-item>
      </text:list>
      <text:p text:style-name="P77"/>
      <text:p text:style-name="P77">Parmis les catégorie d'utilisateurs du site « front office », toutes sont sensibles à la simplicité qui sera donc le mot d'ordre de notre site.</text:p>
      <text:p text:style-name="P77"/>
      <text:p text:style-name="P77">Le second point qui nous semble important pour satisfaire l'ensemble des utilisateurs est la qualité des graphismes du site.</text:p>
      <text:p text:style-name="P77"/>
      <text:p text:style-name="P77">C'est en matière d'intéraction qu'il reste difficile de se prononcer. Les parents étant assez réfractère aux innovations dans ce domaine, au contraire de leur enfants et du gérant de planète-kids qui souhaite un site résolument innovant. Notre choix est donc de coller au maximum aux usages, et de proposer pour certaines tâches une méthode d'intéraction alternative.</text:p>
      <text:p text:style-name="P77">Par exemple : Ajout au panier soit de manière standard , soit par drag&amp;drop.</text:p>
      <text:p text:style-name="P137"/>
      <text:list text:style-name="L1" text:continue-numbering="true">
        <text:list-item>
          <text:h text:style-name="P49" text:outline-level="1"><text:s/>Les besoins fonctionnels</text:h>
          <text:list>
            <text:list-item>
              <text:h text:style-name="P42" text:outline-level="2">Must</text:h>
            </text:list-item>
          </text:list>
        </text:list-item>
      </text:list>
      <text:list text:style-name="L4">
        <text:list-item>
          <text:p text:style-name="P12">Gestion de la vitrine : marques, catégories, âges, couleurs, détails des produits (référence, nom, description, image, prix)</text:p>
        </text:list-item>
        <text:list-item>
          <text:p text:style-name="P12">Gestion des recherches : par mots-clef, avancées (marques, catégories, prix, ...)</text:p>
        </text:list-item>
        <text:list-item>
          <text:p text:style-name="P12">Gestion du panier : quantités, frais de port, paiement</text:p>
        </text:list-item>
        <text:list-item>
          <text:p text:style-name="P12">Gestion des comptes client : visualiser les factures, mémoriser les coordonnées</text:p>
        </text:list-item>
        <text:list-item>
          <text:p text:style-name="P12">Gestion d'au moins deux langues : français et anglais</text:p>
        </text:list-item>
        <text:list-item>
          <text:p text:style-name="P12">Fidélisation du client : newsletter, offres promotionnelles</text:p>
        </text:list-item>
      </text:list>
      <text:p text:style-name="Standard"/>
      <text:list text:style-name="L1" text:continue-numbering="true">
        <text:list-item>
          <text:list text:continue-numbering="true">
            <text:list-item>
              <text:h text:style-name="P42" text:outline-level="2">Should</text:h>
            </text:list-item>
          </text:list>
        </text:list-item>
      </text:list>
      <text:list text:style-name="L4">
        <text:list-item text:start-value="1">
          <text:p text:style-name="P12">Gestion de l'apparence : interface personnalisable à l'aide de thèmes</text:p>
        </text:list-item>
      </text:list>
      <text:p text:style-name="P2"/>
      <text:list text:style-name="L1" text:continue-numbering="true">
        <text:list-item>
          <text:list text:continue-numbering="true">
            <text:list-item>
              <text:h text:style-name="P42" text:outline-level="2">May</text:h>
            </text:list-item>
          </text:list>
        </text:list-item>
      </text:list>
      <text:list text:style-name="L5">
        <text:list-item>
          <text:p text:style-name="P19">Gestion de plus de langues</text:p>
        </text:list-item>
        <text:list-item>
          <text:p text:style-name="P19">Gestion de l'avis des utilisateurs : possibilité de noter et de commenter les produits</text:p>
        </text:list-item>
        <text:list-item>
          <text:p text:style-name="P19">Classement des produits : top des ventes, notes des utilisateurs</text:p>
        </text:list-item>
      </text:list>
      <text:p text:style-name="Text_20_body"/>
      <text:p text:style-name="P8"/>
      <text:list text:style-name="L1" text:continue-numbering="true">
        <text:list-item>
          <text:h text:style-name="P49" text:outline-level="1"><text:s/>Les besoins non fonctionnels</text:h>
          <text:list>
            <text:list-item>
              <text:h text:style-name="P42" text:outline-level="2">Must</text:h>
            </text:list-item>
          </text:list>
        </text:list-item>
      </text:list>
      <text:list text:style-name="L6">
        <text:list-item>
          <text:p text:style-name="P22">Gestion de la sécurité : authentification, transmission sécurisée des données personnelles</text:p>
        </text:list-item>
        <text:list-item>
          <text:p text:style-name="P22">Réactivité : minimalisation des sollicitations du serveur</text:p>
        </text:list-item>
      </text:list>
      <text:p text:style-name="Standard"/>
      <text:list text:style-name="L1" text:continue-numbering="true">
        <text:list-item>
          <text:list text:continue-numbering="true">
            <text:list-item>
              <text:h text:style-name="P42" text:outline-level="2">Should</text:h>
            </text:list-item>
          </text:list>
        </text:list-item>
      </text:list>
      <text:list text:style-name="L6">
        <text:list-item text:start-value="1">
          <text:p text:style-name="P22">Facilité d'utilisation : validation de la commande en un clic, ajout de produits au panier par <text:span text:style-name="T1">drag'n drop</text:span></text:p>
        </text:list-item>
        <text:list-item>
          <text:p text:style-name="P25">Référencement : apparition dans les recherches des moteurs les plus utilisés (<text:span text:style-name="T1">Google</text:span>,<text:span text:style-name="T1"> <text:s/>Yahoo!</text:span>,<text:span text:style-name="T1"> Voila</text:span>...)</text:p>
        </text:list-item>
      </text:list>
      <text:p text:style-name="P2"/>
      <text:list text:style-name="L1" text:continue-numbering="true">
        <text:list-item>
          <text:list text:continue-numbering="true">
            <text:list-item>
              <text:h text:style-name="P42" text:outline-level="2">May</text:h>
            </text:list-item>
          </text:list>
        </text:list-item>
      </text:list>
      <text:list text:style-name="L7">
        <text:list-item>
          <text:p text:style-name="P26">Portabilité : gestion d'un large panel de navigateurs</text:p>
        </text:list-item>
        <text:list-item>
          <text:p text:style-name="P26">Référencement de chaque produit séparément</text:p>
        </text:list-item>
      </text:list>
      <text:p text:style-name="P28"/>
      <text:p text:style-name="P6"/>
      <text:list text:style-name="L1" text:continue-numbering="true">
        <text:list-item>
          <text:h text:style-name="P49" text:outline-level="1"><text:s/>Les tâches</text:h>
        </text:list-item>
      </text:list>
      <text:p text:style-name="Text_20_body"/>
      <text:list text:style-name="L1" text:continue-numbering="true">
        <text:list-item>
          <text:h text:style-name="P49" text:outline-level="1"><text:s/>Les concepts du domaine</text:h>
        </text:list-item>
      </text:list>
      <text:p text:style-name="Text_20_body"/>
      <text:list text:style-name="L1" text:continue-numbering="true">
        <text:list-item>
          <text:h text:style-name="P49" text:outline-level="1"><text:s/>Les scenarii</text:h>
        </text:list-item>
      </text:list>
      <text:p text:style-name="Text_20_body"/>
      <text:p text:style-name="P8"/>
      <text:list text:style-name="L1" text:continue-numbering="true">
        <text:list-item>
          <text:h text:style-name="P49" text:outline-level="1"><text:s/>Annexes</text:h>
          <text:list>
            <text:list-item>
              <text:h text:style-name="P42" text:outline-level="2">Questionnaire</text:h>
            </text:list-item>
          </text:list>
        </text:list-item>
      </text:list>
      <text:p text:style-name="Text_20_body"/>
      <text:p text:style-name="P40"><text:tab/>Un questionnaire aura pour but de déterminer plusieurs critères nécessaires à l'élaboration du site, dont voici la liste :</text:p>
      <text:p text:style-name="P40"/>
      <text:list text:style-name="L3">
        <text:list-item>
          <text:p text:style-name="P59">Déterminer si le site répond à un besoin réel (achat de vêtements de marques pour enfants de 0 à 16 ans)</text:p>
        </text:list-item>
        <text:list-item>
          <text:p text:style-name="P59">Déterminer qui est le prescripteur (enfants / parents)</text:p>
        </text:list-item>
        <text:list-item>
          <text:p text:style-name="P59">Déterminer leur budget</text:p>
        </text:list-item>
        <text:list-item>
          <text:p text:style-name="P59">Déterminer leur sensibilité aux offres promotionnelles</text:p>
        </text:list-item>
        <text:list-item>
          <text:p text:style-name="P59">Déterminer leur façon d'utiliser les moteurs de recherche</text:p>
        </text:list-item>
      </text:list>
      <text:p text:style-name="P58"/>
      <text:p text:style-name="P58"><text:tab/>Le questionnaire qui a été distribué par le biais d'internet et du magasin <text:span text:style-name="T1">Planete-Kids</text:span><text:span text:style-name="T3"> est disponible en annexe.</text:span></text:p>
      <text:p text:style-name="P3"/>
      <text:list text:style-name="L8">
        <text:list-item>
          <text:p text:style-name="P64">Quel type de connexion internet utilisez-vous ?</text:p>
        </text:list-item>
      </text:list>
      <text:list text:style-name="L9">
        <text:list-item>
          <text:p text:style-name="P91">Connexion par modem</text:p>
        </text:list-item>
        <text:list-item>
          <text:p text:style-name="P91">Connexion haut débit</text:p>
        </text:list-item>
        <text:list-item>
          <text:p text:style-name="P91">Connexion par câble</text:p>
        </text:list-item>
        <text:list-item>
          <text:p text:style-name="P91">Autre, veuillez préciser </text:p>
        </text:list-item>
      </text:list>
      <text:p text:style-name="P4"/>
      <text:list text:style-name="L10">
        <text:list-item>
          <text:p text:style-name="P65">Quel navigateur internet utilisez-vous ?</text:p>
        </text:list-item>
      </text:list>
      <text:list text:style-name="L11">
        <text:list-item>
          <text:p text:style-name="P95">Internet Explorer</text:p>
        </text:list-item>
        <text:list-item>
          <text:p text:style-name="P95">Firefox</text:p>
        </text:list-item>
        <text:list-item>
          <text:p text:style-name="P95">Opera</text:p>
        </text:list-item>
        <text:list-item>
          <text:p text:style-name="P95">Safari</text:p>
        </text:list-item>
        <text:list-item>
          <text:p text:style-name="P95">Autre, veuillez préciser : _______________</text:p>
        </text:list-item>
      </text:list>
      <text:p text:style-name="P4"/>
      <text:list text:style-name="L12">
        <text:list-item>
          <text:p text:style-name="P66">D'une manière générale, lorsque vous achetez sur internet, vous êtes sensible à :</text:p>
        </text:list-item>
      </text:list>
      <text:list text:style-name="L13">
        <text:list-item>
          <text:p text:style-name="P100">L'attractivité des prix</text:p>
        </text:list-item>
        <text:list-item>
          <text:p text:style-name="P100">La diversité des produits proposés</text:p>
        </text:list-item>
        <text:list-item>
          <text:p text:style-name="P100">La qualité du site (esthétisme, facilité d'utilisation...)</text:p>
        </text:list-item>
        <text:list-item>
          <text:p text:style-name="P100">Les services proposés (garanties, remboursement...)</text:p>
        </text:list-item>
      </text:list>
      <text:p text:style-name="P4"/>
      <text:list text:style-name="L14">
        <text:list-item>
          <text:p text:style-name="P67">Dans lesquelles des catégories suivantes avez-vous acheté un produit ou un service au cours des 12 derniers mois ?</text:p>
        </text:list-item>
      </text:list>
      <text:list text:style-name="L15">
        <text:list-item>
          <text:p text:style-name="P104">Produits culturels</text:p>
        </text:list-item>
        <text:list-item>
          <text:p text:style-name="P104">Informatique</text:p>
        </text:list-item>
        <text:list-item>
          <text:p text:style-name="P104">TV, Hi-Fi</text:p>
        </text:list-item>
        <text:list-item>
          <text:p text:style-name="P104">Textile</text:p>
        </text:list-item>
        <text:list-item>
          <text:p text:style-name="P104">Alimentation</text:p>
        </text:list-item>
        <text:list-item>
          <text:p text:style-name="P104">Tourisme</text:p>
        </text:list-item>
        <text:list-item>
          <text:p text:style-name="P104">Fleur</text:p>
        </text:list-item>
      </text:list>
      <text:p text:style-name="P4"/>
      <text:list text:style-name="L14">
        <text:list-item text:start-value="1">
          <text:p text:style-name="P67">Combien d'enfants de moins de 17 ans vivent dans votre foyer ?</text:p>
        </text:list-item>
      </text:list>
      <text:p text:style-name="P5">___ enfant(s)</text:p>
      <text:p text:style-name="P4"/>
      <text:list text:style-name="L14">
        <text:list-item text:start-value="1">
          <text:p text:style-name="P67">Seriez-vous interessé par l'achat de vêtements en ligne ?</text:p>
        </text:list-item>
        <text:list-item>
          <text:p text:style-name="P111"><text:soft-page-break/>Oui</text:p>
        </text:list-item>
        <text:list-item>
          <text:p text:style-name="P111">Non</text:p>
        </text:list-item>
      </text:list>
      <text:p text:style-name="P4"/>
      <text:list text:style-name="L14">
        <text:list-item text:start-value="1">
          <text:p text:style-name="P67">Ecrivez trois mots-clef que vous utliseriez pour rechercher des vêtements pour votre enfant sur internet.</text:p>
        </text:list-item>
      </text:list>
      <text:list text:style-name="L16">
        <text:list-item>
          <text:p text:style-name="P113">____________</text:p>
        </text:list-item>
        <text:list-item>
          <text:p text:style-name="P113">____________</text:p>
        </text:list-item>
        <text:list-item>
          <text:p text:style-name="P113">____________</text:p>
        </text:list-item>
      </text:list>
      <text:p text:style-name="P4"/>
      <text:list text:style-name="L14">
        <text:list-item text:start-value="1">
          <text:p text:style-name="P67">À quelle fréquence achetez-vous des vêtements pour votre enfant ?</text:p>
        </text:list-item>
        <text:list-item>
          <text:p text:style-name="P111">Une fois par an</text:p>
        </text:list-item>
        <text:list-item>
          <text:p text:style-name="P111">Deux à trois fois par an</text:p>
        </text:list-item>
        <text:list-item>
          <text:p text:style-name="P111">Quatre fois par an ou plus, veuillez préciser : _______________</text:p>
        </text:list-item>
      </text:list>
      <text:p text:style-name="P4"/>
      <text:list text:style-name="L14">
        <text:list-item text:start-value="1">
          <text:p text:style-name="P67">Qui choisit les vêtements pour votre enfant ?</text:p>
        </text:list-item>
        <text:list-item>
          <text:p text:style-name="P111">Vous</text:p>
        </text:list-item>
        <text:list-item>
          <text:p text:style-name="P111">Votre enfant</text:p>
        </text:list-item>
        <text:list-item>
          <text:p text:style-name="P111">Autre, veuillez préciser : _______________</text:p>
        </text:list-item>
      </text:list>
      <text:p text:style-name="P4"/>
      <text:list text:style-name="L14">
        <text:list-item text:start-value="1">
          <text:p text:style-name="P67">Quel est votre budget annuel consacré aux vêtements pour votre enfant ?</text:p>
        </text:list-item>
      </text:list>
      <text:p text:style-name="P5">___ <text:s/>€ par an</text:p>
      <text:p text:style-name="P4"/>
      <text:list text:style-name="L14">
        <text:list-item text:start-value="1">
          <text:p text:style-name="P67">Vous êtes :</text:p>
        </text:list-item>
        <text:list-item>
          <text:p text:style-name="P111">Un homme</text:p>
        </text:list-item>
        <text:list-item>
          <text:p text:style-name="P111">Une femme</text:p>
        </text:list-item>
      </text:list>
      <text:p text:style-name="P4"/>
      <text:list text:style-name="L14">
        <text:list-item text:start-value="1">
          <text:p text:style-name="P67">Vous avez :</text:p>
        </text:list-item>
        <text:list-item>
          <text:p text:style-name="P111">Moins de 15 ans</text:p>
        </text:list-item>
        <text:list-item>
          <text:p text:style-name="P111">Entre 15 et 25 ans</text:p>
        </text:list-item>
        <text:list-item>
          <text:p text:style-name="P111">Entre 25 et 35 ans</text:p>
        </text:list-item>
        <text:list-item>
          <text:p text:style-name="P111">Entre 35 et 60 ans</text:p>
        </text:list-item>
        <text:list-item>
          <text:p text:style-name="P111">Plus de 60 ans</text:p>
        </text:list-item>
      </text:list>
      <text:p text:style-name="P4"/>
      <text:list text:style-name="L14">
        <text:list-item text:start-value="1">
          <text:p text:style-name="P67">Quelle est votre catégorie socio-professionnelle ?</text:p>
        </text:list-item>
        <text:list-item>
          <text:p text:style-name="P111">Etudiant</text:p>
        </text:list-item>
        <text:list-item>
          <text:p text:style-name="P111">Agriculteur</text:p>
        </text:list-item>
        <text:list-item>
          <text:p text:style-name="P111">Artisan / commerçant</text:p>
        </text:list-item>
        <text:list-item>
          <text:p text:style-name="P111">Ouvrier</text:p>
        </text:list-item>
        <text:list-item>
          <text:p text:style-name="P111">Employé</text:p>
        </text:list-item>
        <text:list-item>
          <text:p text:style-name="P111">Cadre</text:p>
        </text:list-item>
        <text:list-item>
          <text:p text:style-name="P111">Retraité</text:p>
        </text:list-item>
        <text:list-item>
          <text:p text:style-name="P136">Autre : _______________</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1" svg:font-family="Time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 New Roman"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date>2007-11-27T17:45:54</dc:date>
    <meta:editing-cycles>64</meta:editing-cycles>
    <meta:editing-duration>PT6H46M58S</meta:editing-duration>
    <meta:user-defined meta:name="Info 1"/>
    <meta:user-defined meta:name="Info 2"/>
    <meta:user-defined meta:name="Info 3"/>
    <meta:user-defined meta:name="Info 4"/>
    <meta:document-statistic meta:table-count="0" meta:image-count="0" meta:object-count="0" meta:page-count="11" meta:paragraph-count="140" meta:word-count="1420" meta:character-count="9298"/>
  </office:meta>
</office:document-meta>
</file>